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uren's Parents Take Cody</text:p>
      <text:p text:style-name="Standard"/>
      <text:p text:style-name="Standard"/>
      <text:p text:style-name="Standard">The taxi pulled up to the large stone home. Lauren took a moment before looking at it. This is her parent's home. It used to be hers, and now it would be Cody's. She felt a lump in her throat. She could not believe that it had come to this. She had hoped that she and Cody would never have to be apart. But she knew it was for the best. She was a wreck. She could not take the baby down with her. If her dad had not happened to walk past her that day on the street, who knows what would have happened to him. She had to get better, for her son. If only she did not have to do this alone. </text:p>
      <text:p text:style-name="Standard"/>
      <text:p text:style-name="Standard">Lauren saw the front door of the house open and the faces of her mother and father appeared. There was a third person Lauren did not recognize, but assumed it was the social worker. She grabbed <text:s/>Cody's bag and opened the car door. Lauren walked around <text:s/>the car to the other side where the baby was and opened the door. Cody, asleep in his car seat, did not stir. As she removed the car seat, she asked the driver to stay until she was ready. </text:p>
      <text:p text:style-name="Standard"/>
      <text:p text:style-name="Standard">By now, her parents <text:s/>and the woman had reached the car and were waiting to take the sleeping baby. Lauren's mother could not look her in the eye. Obviously disappointed in her daughter, she took the bag from Lauren and hastily went back inside. Lauren thought she saw tears in her eyes. </text:p>
      <text:p text:style-name="Standard"/>
      <text:p text:style-name="Standard">“This is really hard on her. Hard on both of us...” Her dad said. “We just don't know how things got this bad. Are you sure you don't want to stay?” </text:p>
      <text:p text:style-name="Standard"/>
      <text:p text:style-name="Standard">“Dad, you know I can't. I need to fix myself. On my own. Please don't make this harder than it already is.” </text:p>
      <text:p text:style-name="Standard"/>
      <text:p text:style-name="Standard">Lauren felt herself getting angry. Could he not see that this was embarrassing enough? Not only did she look <text:s/>and feel terrible, her parents still saw her as a child that they had to protect. If it was not for them, she would not have been in this mess. If they had not been so hard on her, she wouldn't have run away. She wouldn't have moved in with Jesse and gotten pregnant. If she hadn't gotten pregnant, Jesse wouldn't have had to work so hard to provide for her. If he hadn't been so tired from working, he wouldn't have fallen asleep while driving. If he hadn't fallen asleep, he wouldn't have died. None of this would have happened if it wasn't for them! And now she had to give up her son? Forget it. </text:p>
      <text:p text:style-name="Standard"/>
      <text:p text:style-name="Standard">“You know what? This was a mistake. I'm leaving right now.”</text:p>
      <text:p text:style-name="Standard"><text:s/></text:p>
      <text:p text:style-name="Standard">She turned back towards the taxi, still carrying Cody. The woman, who had stayed silent this whole time, reached out and held on to the baby carrier. </text:p>
      <text:p text:style-name="Standard"/>
      <text:p text:style-name="Standard">“Not with the baby. I'm sorry, but he cannot go back with you. Under your current living situation, it's just not safe for him. He is either staying here or he will be coming with me. Let's not do this the hard way.” </text:p>
      <text:p text:style-name="Standard"/>
      <text:p text:style-name="Standard">“This <text:span text:style-name="T1">is</text:span> the hard way! Everything about this is hard. I don't even know who you are.”</text:p>
      <text:p text:style-name="Standard"/>
      <text:p text:style-name="Standard">Lauren's father stepped in. “Honey, this is the social worker. She has to be here for all of the legalities. This is her job, don't take it out on her.”</text:p>
      <text:p text:style-name="Standard"/>
      <text:p text:style-name="Standard">Lauren felt a pit in her stomach. A social worker? The reality of it all was really starting to hit her. <text:soft-page-break/>There was no way out of this now. Leaving her son was going to kill her. But she had to get better, and she had to do it alone. She sat the car seat on the side walk and unbuckled Cody, taking him into her arms. He was still sleeping, blissfully unaware that his mother was giving him up. Lauren promised she would be strong when she said goodbye, but this was too much though she held back her tears. She kissed both of his cheeks, and then his forehead. </text:p>
      <text:p text:style-name="Standard"/>
      <text:p text:style-name="Standard">“See you soon, my sweet boy.” She whispered. “I'll be back...I swear. Love you.”</text:p>
      <text:p text:style-name="Standard"/>
      <text:p text:style-name="Standard"><text:s/>Slowly, she handed Cody to her father. “Please don't let him forget me while I'm gone. I'll be back before you know it. There is a paper in the diaper bag explaining his feedings and how he likes to sleep and...” Her voice cracked. “I-I should go.” </text:p>
      <text:p text:style-name="Standard"/>
      <text:p text:style-name="Standard">With that, she leaned in to kiss Cody's cheek on last time before quickly getting into the back of the taxi, leaving her son, father, and the woman standing on the side walk. Telling the taxi driver to please hurry, she curled up into a ball in the back seat and wept harder than she ever had before. Her heart was shattered. </text:p>
      <text:p text:style-name="Standard"/>
      <text:p text:style-name="Standard"/>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iah Schaefer</meta:initial-creator>
    <meta:creation-date>2015-11-17T15:30:43.27</meta:creation-date>
    <dc:date>2015-11-23T21:18:03.43</dc:date>
    <dc:creator>Josiah Schaefer</dc:creator>
    <meta:editing-duration>PT2H4M47S</meta:editing-duration>
    <meta:editing-cycles>8</meta:editing-cycles>
    <meta:generator>OpenOffice/4.1.1$Win32 OpenOffice.org_project/411m6$Build-9775</meta:generator>
    <meta:document-statistic meta:table-count="0" meta:image-count="0" meta:object-count="0" meta:page-count="2" meta:paragraph-count="17" meta:word-count="823" meta:character-count="4191"/>
  </office:meta>
</office:document-meta>
</file>